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0.887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863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7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 style:data-style-name="N107">
      <style:text-properties fo:font-size="12pt" style:font-size-asian="12pt" style:font-size-complex="12pt"/>
    </style:style>
    <style:style style:name="ce10" style:family="table-cell" style:parent-style-name="Default" style:data-style-name="N107"/>
    <style:style style:name="ce11" style:family="table-cell" style:parent-style-name="Default" style:data-style-name="N107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ext-properties style:use-window-font-color="true"/>
    </style:style>
  </office:automatic-styles>
  <office:body>
    <office:spreadsheet>
      <table:table table:name="FPW201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2" office:value-type="string">
            <text:p>Poste</text:p>
          </table:table-cell>
          <table:table-cell table:style-name="ce4" office:value-type="string">
            <text:p>Détail</text:p>
          </table:table-cell>
          <table:table-cell table:style-name="ce2" office:value-type="string">
            <text:p>Prévu</text:p>
          </table:table-cell>
          <table:table-cell table:style-name="ce2" office:value-type="string">
            <text:p>Réel</text:p>
          </table:table-cell>
          <table:table-cell table:style-name="ce2" office:value-type="string">
            <text:p>Ecart (Réel – Prévu)</text:p>
          </table:table-cell>
          <table:table-cell table:style-name="ce9"/>
          <table:table-cell table:style-name="ce1" table:number-columns-repeated="1017"/>
        </table:table-row>
        <table:table-row table:style-name="ro2">
          <table:table-cell/>
          <table:table-cell table:style-name="ce3"/>
          <table:table-cell table:style-name="ce5"/>
          <table:table-cell table:style-name="ce3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2" office:value-type="string">
            <text:p>Dépenses</text:p>
          </table:table-cell>
          <table:table-cell table:style-name="ce2"/>
          <table:table-cell table:style-name="ce1" table:number-columns-repeated="4"/>
          <table:table-cell table:style-name="ce9"/>
          <table:table-cell table:style-name="ce1" table:number-columns-repeated="1017"/>
        </table:table-row>
        <table:table-row table:style-name="ro2">
          <table:table-cell/>
          <table:table-cell office:value-type="string">
            <text:p>Salle</text:p>
          </table:table-cell>
          <table:table-cell/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table:formula="of:=[.E4]-[.D4]" office:value-type="float" office:value="-2500">
            <text:p>-2500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>
            <text:p>Sécurité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E5]-[.D5]" office:value-type="float" office:value="0">
            <text:p>0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>
            <text:p>Pauses café</text:p>
          </table:table-cell>
          <table:table-cell/>
          <table:table-cell office:value-type="float" office:value="300">
            <text:p>300</text:p>
          </table:table-cell>
          <table:table-cell table:formula="of:=85.9+253.8" office:value-type="float" office:value="339.7">
            <text:p>339,7</text:p>
          </table:table-cell>
          <table:table-cell table:formula="of:=[.E6]-[.D6]" office:value-type="float" office:value="39.7">
            <text:p>39,7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>
            <text:p>Pauses Déjeuner</text:p>
          </table:table-cell>
          <table:table-cell/>
          <table:table-cell office:value-type="float" office:value="0">
            <text:p>0</text:p>
          </table:table-cell>
          <table:table-cell office:value-type="float" office:value="116.45">
            <text:p>116,45</text:p>
          </table:table-cell>
          <table:table-cell table:formula="of:=[.E7]-[.D7]" office:value-type="float" office:value="116.45">
            <text:p>116,45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>
            <text:p>Communication</text:p>
          </table:table-cell>
          <table:table-cell/>
          <table:table-cell office:value-type="float" office:value="200">
            <text:p>200</text:p>
          </table:table-cell>
          <table:table-cell table:style-name="ce6"/>
          <table:table-cell table:formula="of:=SUM([.E9:.E12])-[.D8]" office:value-type="float" office:value="-27.1">
            <text:p>-27,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lyers français</text:p>
          </table:table-cell>
          <table:table-cell table:style-name="ce6"/>
          <table:table-cell office:value-type="float" office:value="38.77">
            <text:p>38,7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ffiches A3</text:p>
          </table:table-cell>
          <table:table-cell table:style-name="ce6"/>
          <table:table-cell office:value-type="float" office:value="59.8">
            <text:p>59,8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Flyers anglais</text:p>
          </table:table-cell>
          <table:table-cell table:style-name="ce6"/>
          <table:table-cell office:value-type="float" office:value="34.33">
            <text:p>34,3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Bagdes</text:p>
          </table:table-cell>
          <table:table-cell table:style-name="ce6"/>
          <table:table-cell office:value-type="float" office:value="40">
            <text:p>4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-shirts</text:p>
          </table:table-cell>
          <table:table-cell/>
          <table:table-cell office:value-type="float" office:value="600">
            <text:p>600</text:p>
          </table:table-cell>
          <table:table-cell office:value-type="float" office:value="543.7">
            <text:p>543,7</text:p>
          </table:table-cell>
          <table:table-cell table:formula="of:=[.E13]-[.D13]" office:value-type="float" office:value="-56.3">
            <text:p>-56,3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utres frais</text:p>
          </table:table-cell>
          <table:table-cell/>
          <table:table-cell office:value-type="float" office:value="200">
            <text:p>200</text:p>
          </table:table-cell>
          <table:table-cell/>
          <table:table-cell table:formula="of:=[.E14]-[.D14]" office:value-type="float" office:value="-200">
            <text:p>-2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otal dépenses</text:p>
          </table:table-cell>
          <table:table-cell table:style-name="ce3" table:number-columns-repeated="2"/>
          <table:table-cell table:style-name="ce3" table:formula="of:=SUM([.D3:.D14])" office:value-type="float" office:value="3800">
            <text:p>3800</text:p>
          </table:table-cell>
          <table:table-cell table:style-name="ce3" table:formula="of:=SUM([.E3:.E14])" office:value-type="float" office:value="1172.75">
            <text:p>1172,75</text:p>
          </table:table-cell>
          <table:table-cell table:style-name="ce3" table:formula="of:=SUM([.F3:.F14])" office:value-type="float" office:value="-2627.25">
            <text:p>-2627,25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>
            <text:p>Recettes</text:p>
          </table:table-cell>
          <table:table-cell table:style-name="ce2"/>
          <table:table-cell table:style-name="ce1" table:number-columns-repeated="1022"/>
        </table:table-row>
        <table:table-row table:style-name="ro2">
          <table:table-cell/>
          <table:table-cell office:value-type="string">
            <text:p>Sponsors</text:p>
          </table:table-cell>
          <table:table-cell/>
          <table:table-cell office:value-type="float" office:value="1200">
            <text:p>1200</text:p>
          </table:table-cell>
          <table:table-cell office:value-type="float" office:value="1000">
            <text:p>1000</text:p>
          </table:table-cell>
          <table:table-cell table:formula="of:=[.E17]-[.D17]" office:value-type="float" office:value="-200">
            <text:p>-2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illets d'entrée</text:p>
          </table:table-cell>
          <table:table-cell/>
          <table:table-cell office:value-type="float" office:value="1000">
            <text:p>1000</text:p>
          </table:table-cell>
          <table:table-cell table:style-name="ce7" office:value-type="float" office:value="0">
            <text:p>0</text:p>
          </table:table-cell>
          <table:table-cell table:formula="of:=[.E18]-[.D18]" office:value-type="float" office:value="-1000">
            <text:p>-10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entes (T-shirts)</text:p>
          </table:table-cell>
          <table:table-cell/>
          <table:table-cell office:value-type="float" office:value="600">
            <text:p>600</text:p>
          </table:table-cell>
          <table:table-cell table:style-name="ce8"/>
          <table:table-cell table:formula="of:=[.E19]-[.D19]" office:value-type="float" office:value="-600">
            <text:p>-6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nchères</text:p>
          </table:table-cell>
          <table:table-cell/>
          <table:table-cell office:value-type="float" office:value="400">
            <text:p>400</text:p>
          </table:table-cell>
          <table:table-cell/>
          <table:table-cell table:formula="of:=[.E20]-[.D20]" office:value-type="float" office:value="-400">
            <text:p>-4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ons</text:p>
          </table:table-cell>
          <table:table-cell/>
          <table:table-cell table:number-columns-repeated="2"/>
          <table:table-cell table:formula="of:=[.E21]-[.D2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otal recettes</text:p>
          </table:table-cell>
          <table:table-cell table:style-name="ce3" table:number-columns-repeated="2"/>
          <table:table-cell table:style-name="ce3" table:formula="of:=SUM([.D17:.D21])" office:value-type="float" office:value="3200">
            <text:p>3200</text:p>
          </table:table-cell>
          <table:table-cell table:style-name="ce3" table:formula="of:=SUM([.E17:.E21])" office:value-type="float" office:value="1000">
            <text:p>1000</text:p>
          </table:table-cell>
          <table:table-cell table:style-name="ce3" table:formula="of:=SUM([.F17:.F21])" office:value-type="float" office:value="-2200">
            <text:p>-2200</text:p>
          </table:table-cell>
          <table:table-cell table:style-name="ce3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Résultat</text:p>
          </table:table-cell>
          <table:table-cell table:style-name="ce2" table:number-columns-repeated="2"/>
          <table:table-cell table:style-name="ce2" table:formula="of:=[.D22]-[.D15]" office:value-type="float" office:value="-600">
            <text:p>-600</text:p>
          </table:table-cell>
          <table:table-cell table:style-name="ce2" table:formula="of:=[.E22]-[.E15]" office:value-type="float" office:value="-172.75">
            <text:p>-172,75</text:p>
          </table:table-cell>
          <table:table-cell table:style-name="ce2" table:formula="of:=[.F22]-[.F15]" office:value-type="float" office:value="427.25">
            <text:p>427,25</text:p>
          </table:table-cell>
          <table:table-cell table:style-name="ce2" table:number-columns-repeated="1018"/>
        </table:table-row>
      </table:table>
      <table:table table:name="FPW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2" office:value-type="string">
            <text:p>Poste</text:p>
          </table:table-cell>
          <table:table-cell table:style-name="ce4" office:value-type="string">
            <text:p>Détail</text:p>
          </table:table-cell>
          <table:table-cell table:style-name="ce2" office:value-type="string">
            <text:p>Prévu</text:p>
          </table:table-cell>
          <table:table-cell table:style-name="ce2" office:value-type="string">
            <text:p>Réel</text:p>
          </table:table-cell>
          <table:table-cell table:style-name="ce2" office:value-type="string">
            <text:p>Ecart (Réel – Prévu)</text:p>
          </table:table-cell>
          <table:table-cell table:style-name="ce9"/>
          <table:table-cell table:style-name="ce1" table:number-columns-repeated="1017"/>
        </table:table-row>
        <table:table-row table:style-name="ro2">
          <table:table-cell/>
          <table:table-cell table:style-name="ce3"/>
          <table:table-cell table:style-name="ce5"/>
          <table:table-cell table:style-name="ce3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2" office:value-type="string">
            <text:p>Dépenses</text:p>
          </table:table-cell>
          <table:table-cell table:style-name="ce2"/>
          <table:table-cell table:style-name="ce1" table:number-columns-repeated="4"/>
          <table:table-cell table:style-name="ce9"/>
          <table:table-cell table:style-name="ce1" table:number-columns-repeated="1017"/>
        </table:table-row>
        <table:table-row table:style-name="ro2">
          <table:table-cell/>
          <table:table-cell office:value-type="string">
            <text:p>Salle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E4]-[.D4]" office:value-type="float" office:value="0">
            <text:p>0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>
            <text:p>Sécurité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E5]-[.D5]" office:value-type="float" office:value="0">
            <text:p>0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>
            <text:p>Pauses café</text:p>
          </table:table-cell>
          <table:table-cell/>
          <table:table-cell office:value-type="float" office:value="300">
            <text:p>300</text:p>
          </table:table-cell>
          <table:table-cell office:value-type="float" office:value="109.11">
            <text:p>109,11</text:p>
          </table:table-cell>
          <table:table-cell table:formula="of:=[.E6]-[.D6]" office:value-type="float" office:value="-190.89">
            <text:p>-190,89</text:p>
          </table:table-cell>
          <table:table-cell table:style-name="ce10"/>
          <table:table-cell table:number-columns-repeated="1017"/>
        </table:table-row>
        <table:table-row table:style-name="ro2">
          <table:table-cell/>
          <table:table-cell office:value-type="string">
            <text:p>Pauses Déjeuner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.E7]-[.D7]" office:value-type="float" office:value="200">
            <text:p>200</text:p>
          </table:table-cell>
          <table:table-cell table:style-name="ce10"/>
          <table:table-cell office:value-type="string">
            <text:p>Les repas non pris de la Choppe de Corenti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mmunication</text:p>
          </table:table-cell>
          <table:table-cell/>
          <table:table-cell office:value-type="float" office:value="200">
            <text:p>200</text:p>
          </table:table-cell>
          <table:table-cell table:style-name="ce6"/>
          <table:table-cell table:formula="of:=SUM([.E9:.E12])-[.D8]" office:value-type="float" office:value="-48.29">
            <text:p>-48,2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lyers français</text:p>
          </table:table-cell>
          <table:table-cell table:style-name="ce6"/>
          <table:table-cell office:value-type="float" office:value="61.5">
            <text:p>61,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ffiches A3</text:p>
          </table:table-cell>
          <table:table-cell table:style-name="ce6"/>
          <table:table-cell office:value-type="float" office:value="90.21">
            <text:p>90,2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Flyers anglais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Bagdes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-shirts</text:p>
          </table:table-cell>
          <table:table-cell/>
          <table:table-cell office:value-type="float" office:value="600">
            <text:p>600</text:p>
          </table:table-cell>
          <table:table-cell office:value-type="float" office:value="552.8">
            <text:p>552,8</text:p>
          </table:table-cell>
          <table:table-cell table:formula="of:=[.E13]-[.D13]" office:value-type="float" office:value="-47.2">
            <text:p>-47,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utres frais</text:p>
          </table:table-cell>
          <table:table-cell/>
          <table:table-cell office:value-type="float" office:value="400">
            <text:p>400</text:p>
          </table:table-cell>
          <table:table-cell table:formula="of:=460+300" office:value-type="float" office:value="760">
            <text:p>760</text:p>
          </table:table-cell>
          <table:table-cell table:formula="of:=[.E14]-[.D14]" office:value-type="float" office:value="360">
            <text:p>360</text:p>
          </table:table-cell>
          <table:table-cell/>
          <table:table-cell office:value-type="string">
            <text:p>Rembt d'avion Carl Masak, Sawyer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otal dépenses</text:p>
          </table:table-cell>
          <table:table-cell table:style-name="ce3" table:number-columns-repeated="2"/>
          <table:table-cell table:style-name="ce3" table:formula="of:=SUM([.D3:.D14])" office:value-type="float" office:value="1500">
            <text:p>1500</text:p>
          </table:table-cell>
          <table:table-cell table:style-name="ce3" table:formula="of:=SUM([.E3:.E14])" office:value-type="float" office:value="1773.62">
            <text:p>1773,62</text:p>
          </table:table-cell>
          <table:table-cell table:style-name="ce3" table:formula="of:=SUM([.F3:.F14])" office:value-type="float" office:value="273.62">
            <text:p>273,62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>
            <text:p>Recettes</text:p>
          </table:table-cell>
          <table:table-cell table:style-name="ce2"/>
          <table:table-cell table:style-name="ce1" table:number-columns-repeated="1022"/>
        </table:table-row>
        <table:table-row table:style-name="ro2">
          <table:table-cell/>
          <table:table-cell office:value-type="string">
            <text:p>Sponsors</text:p>
          </table:table-cell>
          <table:table-cell/>
          <table:table-cell office:value-type="float" office:value="1400">
            <text:p>1400</text:p>
          </table:table-cell>
          <table:table-cell office:value-type="float" office:value="3451">
            <text:p>3451</text:p>
          </table:table-cell>
          <table:table-cell table:formula="of:=[.E17]-[.D17]" office:value-type="float" office:value="2051">
            <text:p>2051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illets d'entrée</text:p>
          </table:table-cell>
          <table:table-cell/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formula="of:=[.E18]-[.D18]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entes (T-shirts)</text:p>
          </table:table-cell>
          <table:table-cell/>
          <table:table-cell office:value-type="float" office:value="600">
            <text:p>600</text:p>
          </table:table-cell>
          <table:table-cell table:style-name="ce7" office:value-type="float" office:value="817">
            <text:p>817</text:p>
          </table:table-cell>
          <table:table-cell table:formula="of:=[.E19]-[.D19]" office:value-type="float" office:value="217">
            <text:p>217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nchères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E20]-[.D20]" office:value-type="float" office:value="-200">
            <text:p>-2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ons</text:p>
          </table:table-cell>
          <table:table-cell/>
          <table:table-cell table:number-columns-repeated="2"/>
          <table:table-cell table:formula="of:=[.E21]-[.D21]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otal recettes</text:p>
          </table:table-cell>
          <table:table-cell table:style-name="ce3" table:number-columns-repeated="2"/>
          <table:table-cell table:style-name="ce3" table:formula="of:=SUM([.D17:.D21])" office:value-type="float" office:value="2200">
            <text:p>2200</text:p>
          </table:table-cell>
          <table:table-cell table:style-name="ce3" table:formula="of:=SUM([.E17:.E21])" office:value-type="float" office:value="4268">
            <text:p>4268</text:p>
          </table:table-cell>
          <table:table-cell table:style-name="ce3" table:formula="of:=SUM([.F17:.F21])" office:value-type="float" office:value="2068">
            <text:p>2068</text:p>
          </table:table-cell>
          <table:table-cell table:style-name="ce3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Résultat</text:p>
          </table:table-cell>
          <table:table-cell table:style-name="ce2" table:number-columns-repeated="2"/>
          <table:table-cell table:style-name="ce2" table:formula="of:=[.D22]-[.D15]" office:value-type="float" office:value="700">
            <text:p>700</text:p>
          </table:table-cell>
          <table:table-cell table:style-name="ce2" table:formula="of:=[.E22]-[.E15]" office:value-type="float" office:value="2494.38">
            <text:p>2494,38</text:p>
          </table:table-cell>
          <table:table-cell table:style-name="ce2" table:formula="of:=[.F22]-[.F15]" office:value-type="float" office:value="1794.38">
            <text:p>1794,38</text:p>
          </table:table-cell>
          <table:table-cell table:style-name="ce2" table:number-columns-repeated="1018"/>
        </table:table-row>
      </table:table>
      <table:table table:name="French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ce13"/>
        <table:table-column table:style-name="co1" table:number-columns-repeated="2" table:default-cell-style-name="ce10"/>
        <table:table-column table:style-name="co1" table:number-columns-repeated="1016" table:default-cell-style-name="Default"/>
        <table:table-row table:style-name="ro2">
          <table:table-cell table:style-name="ce3" table:number-columns-repeated="2"/>
          <table:table-cell table:style-name="ce3" office:value-type="string">
            <text:p>FPW2011</text:p>
          </table:table-cell>
          <table:table-cell table:style-name="ce3" office:value-type="string">
            <text:p>FPW2010</text:p>
          </table:table-cell>
          <table:table-cell table:style-name="ce12" office:value-type="string">
            <text:p>FPW2009</text:p>
          </table:table-cell>
          <table:table-cell table:style-name="ce12" office:value-type="string">
            <text:p>FPW2008</text:p>
          </table:table-cell>
          <table:table-cell table:style-name="ce12" office:value-type="string">
            <text:p>FPW2007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Dépenses</text:p>
          </table:table-cell>
          <table:table-cell table:style-name="ce3"/>
          <table:table-cell table:style-name="ce3" table:formula="of:=SUM([.C3:.C8])" office:value-type="float" office:value="1773.62">
            <text:p>1773,62</text:p>
          </table:table-cell>
          <table:table-cell table:style-name="ce5" table:formula="of:=SUM([.D3:.D8])" office:value-type="currency" office:currency="EUR" office:value="1247.75">
            <text:p>1 247,75 €</text:p>
          </table:table-cell>
          <table:table-cell table:style-name="ce5" table:formula="of:=SUM([.E3:.E8])" office:value-type="currency" office:currency="EUR" office:value="1299.97">
            <text:p>1 299,97 €</text:p>
          </table:table-cell>
          <table:table-cell table:style-name="ce5" table:formula="of:=SUM([.F3:.F8])" office:value-type="currency" office:currency="EUR" office:value="1602.38">
            <text:p>1 602,38 €</text:p>
          </table:table-cell>
          <table:table-cell table:style-name="ce5" table:formula="of:=SUM([.G3:.G8])" office:value-type="currency" office:currency="EUR" office:value="8511.25">
            <text:p>8 511,25 €</text:p>
          </table:table-cell>
          <table:table-cell table:style-name="ce3" table:number-columns-repeated="1016"/>
        </table:table-row>
        <table:table-row table:style-name="ro2">
          <table:table-cell/>
          <table:table-cell office:value-type="string">
            <text:p>Salle</text:p>
          </table:table-cell>
          <table:table-cell office:value-type="float" office:value="0">
            <text:p>0</text:p>
          </table:table-cell>
          <table:table-cell table:style-name="ce11" office:value-type="currency" office:currency="EUR" office:value="0">
            <text:p>0,00 €</text:p>
          </table:table-cell>
          <table:table-cell table:number-columns-repeated="2" office:value-type="currency" office:currency="EUR" office:value="0">
            <text:p>0,00 €</text:p>
          </table:table-cell>
          <table:table-cell office:value-type="currency" office:currency="EUR" office:value="2258.05">
            <text:p>2 258,05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écurité</text:p>
          </table:table-cell>
          <table:table-cell office:value-type="float" office:value="0">
            <text:p>0</text:p>
          </table:table-cell>
          <table:table-cell table:number-columns-repeated="3" office:value-type="currency" office:currency="EUR" office:value="0">
            <text:p>0,00 €</text:p>
          </table:table-cell>
          <table:table-cell table:formula="of:=230.23" office:value-type="currency" office:currency="EUR" office:value="230.23">
            <text:p>230,23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auses</text:p>
          </table:table-cell>
          <table:table-cell table:formula="of:=109.11+200" office:value-type="float" office:value="309.11">
            <text:p>309,11</text:p>
          </table:table-cell>
          <table:table-cell table:formula="of:=339.7+204.05" office:value-type="currency" office:currency="EUR" office:value="543.75">
            <text:p>543,75 €</text:p>
          </table:table-cell>
          <table:table-cell table:formula="of:=42.44+45.91+120+40" office:value-type="currency" office:currency="EUR" office:value="248.35">
            <text:p>248,35 €</text:p>
          </table:table-cell>
          <table:table-cell office:value-type="currency" office:currency="EUR" office:value="295.44">
            <text:p>295,44 €</text:p>
          </table:table-cell>
          <table:table-cell table:formula="of:=1690.19+1690.19" office:value-type="currency" office:currency="EUR" office:value="3380.38">
            <text:p>3 380,38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ommunication</text:p>
          </table:table-cell>
          <table:table-cell table:formula="of:=61.5+90.21" office:value-type="float" office:value="151.71">
            <text:p>151,71</text:p>
          </table:table-cell>
          <table:table-cell table:formula="of:=38.77+59.8+34.33+40" office:value-type="currency" office:currency="EUR" office:value="172.9">
            <text:p>172,90 €</text:p>
          </table:table-cell>
          <table:table-cell table:formula="of:=11+34.23+50+40" office:value-type="currency" office:currency="EUR" office:value="135.23">
            <text:p>135,23 €</text:p>
          </table:table-cell>
          <table:table-cell office:value-type="currency" office:currency="EUR" office:value="0">
            <text:p>0,00 €</text:p>
          </table:table-cell>
          <table:table-cell table:formula="of:=16.5+57+112.3+119.6" office:value-type="currency" office:currency="EUR" office:value="305.4">
            <text:p>305,40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-shirts</text:p>
          </table:table-cell>
          <table:table-cell office:value-type="float" office:value="552.8">
            <text:p>552,8</text:p>
          </table:table-cell>
          <table:table-cell office:value-type="currency" office:currency="EUR" office:value="531.1">
            <text:p>531,10 €</text:p>
          </table:table-cell>
          <table:table-cell table:formula="of:=567.26" office:value-type="currency" office:currency="EUR" office:value="567.26">
            <text:p>567,26 €</text:p>
          </table:table-cell>
          <table:table-cell office:value-type="currency" office:currency="EUR" office:value="496.94">
            <text:p>496,94 €</text:p>
          </table:table-cell>
          <table:table-cell table:formula="of:=203.6+749.34" office:value-type="currency" office:currency="EUR" office:value="952.94">
            <text:p>952,94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utres frais</text:p>
          </table:table-cell>
          <table:table-cell office:value-type="float" office:value="760">
            <text:p>760</text:p>
          </table:table-cell>
          <table:table-cell office:value-type="currency" office:currency="EUR" office:value="0">
            <text:p>0,00 €</text:p>
          </table:table-cell>
          <table:table-cell table:formula="of:=186+32.5+23.03+87.6+20" office:value-type="currency" office:currency="EUR" office:value="349.13">
            <text:p>349,13 €</text:p>
          </table:table-cell>
          <table:table-cell office:value-type="currency" office:currency="EUR" office:value="810">
            <text:p>810,00 €</text:p>
          </table:table-cell>
          <table:table-cell table:formula="of:=1350+34.25" office:value-type="currency" office:currency="EUR" office:value="1384.25">
            <text:p>1 384,25 €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Recettes</text:p>
          </table:table-cell>
          <table:table-cell table:style-name="ce3"/>
          <table:table-cell table:style-name="ce5" table:formula="of:=SUM([.C10:.C14])" office:value-type="currency" office:currency="EUR" office:value="4268">
            <text:p>4 268,00 €</text:p>
          </table:table-cell>
          <table:table-cell table:style-name="ce5" table:formula="of:=SUM([.D10:.D14])" office:value-type="currency" office:currency="EUR" office:value="2065">
            <text:p>2 065,00 €</text:p>
          </table:table-cell>
          <table:table-cell table:style-name="ce5" table:formula="of:=SUM([.E10:.E14])" office:value-type="currency" office:currency="EUR" office:value="2136">
            <text:p>2 136,00 €</text:p>
          </table:table-cell>
          <table:table-cell table:style-name="ce5" table:formula="of:=SUM([.F10:.F14])" office:value-type="currency" office:currency="EUR" office:value="2891">
            <text:p>2 891,00 €</text:p>
          </table:table-cell>
          <table:table-cell table:style-name="ce5" table:formula="of:=SUM([.G10:.G14])" office:value-type="currency" office:currency="EUR" office:value="8215">
            <text:p>8 215,00 €</text:p>
          </table:table-cell>
          <table:table-cell table:style-name="ce3" table:number-columns-repeated="1016"/>
        </table:table-row>
        <table:table-row table:style-name="ro2">
          <table:table-cell/>
          <table:table-cell office:value-type="string">
            <text:p>Sponsors</text:p>
          </table:table-cell>
          <table:table-cell office:value-type="float" office:value="3451">
            <text:p>3451</text:p>
          </table:table-cell>
          <table:table-cell office:value-type="currency" office:currency="EUR" office:value="1450">
            <text:p>1 450,00 €</text:p>
          </table:table-cell>
          <table:table-cell table:style-name="ce10" table:formula="of:=400+450+300" office:value-type="currency" office:currency="EUR" office:value="1150">
            <text:p>1 150,00 €</text:p>
          </table:table-cell>
          <table:table-cell office:value-type="currency" office:currency="EUR" office:value="500">
            <text:p>500,00 €</text:p>
          </table:table-cell>
          <table:table-cell table:formula="of:=300+500+500+500+500+300+1000+500" office:value-type="currency" office:currency="EUR" office:value="4100">
            <text:p>4 100,00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illets d'entrée</text:p>
          </table:table-cell>
          <table:table-cell office:value-type="float" office:value="0">
            <text:p>0</text:p>
          </table:table-cell>
          <table:table-cell office:value-type="currency" office:currency="EUR" office:value="0">
            <text:p>0,00 €</text:p>
          </table:table-cell>
          <table:table-cell table:style-name="ce10" office:value-type="currency" office:currency="EUR" office:value="0">
            <text:p>0,00 €</text:p>
          </table:table-cell>
          <table:table-cell office:value-type="currency" office:currency="EUR" office:value="1590">
            <text:p>1 590,00 €</text:p>
          </table:table-cell>
          <table:table-cell table:formula="of:=300+60+1200+60+90+300" office:value-type="currency" office:currency="EUR" office:value="2010">
            <text:p>2 010,00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Ventes (T-shirts)</text:p>
          </table:table-cell>
          <table:table-cell office:value-type="float" office:value="817">
            <text:p>817</text:p>
          </table:table-cell>
          <table:table-cell office:value-type="currency" office:currency="EUR" office:value="480">
            <text:p>480,00 €</text:p>
          </table:table-cell>
          <table:table-cell table:style-name="ce10" office:value-type="currency" office:currency="EUR" office:value="615">
            <text:p>615,00 €</text:p>
          </table:table-cell>
          <table:table-cell office:value-type="currency" office:currency="EUR" office:value="801">
            <text:p>801,00 €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Enchères</text:p>
          </table:table-cell>
          <table:table-cell office:value-type="float" office:value="0">
            <text:p>0</text:p>
          </table:table-cell>
          <table:table-cell office:value-type="currency" office:currency="EUR" office:value="75">
            <text:p>75,00 €</text:p>
          </table:table-cell>
          <table:table-cell table:style-name="ce10" office:value-type="currency" office:currency="EUR" office:value="371">
            <text:p>371,00 €</text:p>
          </table:table-cell>
          <table:table-cell/>
          <table:table-cell office:value-type="currency" office:currency="EUR" office:value="2015">
            <text:p>2 015,00 €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ons</text:p>
          </table:table-cell>
          <table:table-cell office:value-type="float" office:value="0">
            <text:p>0</text:p>
          </table:table-cell>
          <table:table-cell office:value-type="currency" office:currency="EUR" office:value="60">
            <text:p>60,00 €</text:p>
          </table:table-cell>
          <table:table-cell table:style-name="ce10" office:value-type="currency" office:currency="EUR" office:value="0">
            <text:p>0,00 €</text:p>
          </table:table-cell>
          <table:table-cell/>
          <table:table-cell table:formula="of:=70+20" office:value-type="currency" office:currency="EUR" office:value="90">
            <text:p>90,00 €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Résultat</text:p>
          </table:table-cell>
          <table:table-cell table:style-name="ce3"/>
          <table:table-cell table:style-name="ce5" table:formula="of:=[.C9]-[.C2]" office:value-type="currency" office:currency="EUR" office:value="2494.38">
            <text:p>2 494,38 €</text:p>
          </table:table-cell>
          <table:table-cell table:style-name="ce5" table:formula="of:=[.D9]-[.D2]" office:value-type="currency" office:currency="EUR" office:value="817.25">
            <text:p>817,25 €</text:p>
          </table:table-cell>
          <table:table-cell table:style-name="ce5" table:formula="of:=[.E9]-[.E2]" office:value-type="currency" office:currency="EUR" office:value="836.03">
            <text:p>836,03 €</text:p>
          </table:table-cell>
          <table:table-cell table:style-name="ce5" table:formula="of:=[.F9]-[.F2]" office:value-type="currency" office:currency="EUR" office:value="1288.62">
            <text:p>1 288,62 €</text:p>
          </table:table-cell>
          <table:table-cell table:style-name="ce5" table:formula="of:=[.G9]-[.G2]" office:value-type="currency" office:currency="EUR" office:value="-296.25">
            <text:p>-296,25 €</text:p>
          </table:table-cell>
          <table:table-cell table:style-name="ce3" table:number-columns-repeated="1016"/>
        </table:table-row>
      </table:table>
      <table:table table:name="English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ce3"/>
        <table:table-row table:style-name="ro2">
          <table:table-cell table:style-name="ce3" table:number-columns-repeated="2"/>
          <table:table-cell table:formula="of:=Budget" office:value-type="string" office:string-value="FPW2011">
            <text:p>FPW2011</text:p>
          </table:table-cell>
          <table:table-cell table:formula="of:=Budget" office:value-type="string" office:string-value="FPW2010">
            <text:p>FPW2010</text:p>
          </table:table-cell>
          <table:table-cell table:formula="of:=Budget" office:value-type="string" office:string-value="FPW2009">
            <text:p>FPW2009</text:p>
          </table:table-cell>
          <table:table-cell table:formula="of:=Budget" office:value-type="string" office:string-value="FPW2008">
            <text:p>FPW2008</text:p>
          </table:table-cell>
          <table:table-cell table:formula="of:=Budget" office:value-type="string" office:string-value="FPW2007">
            <text:p>FPW2007</text:p>
          </table:table-cell>
        </table:table-row>
        <table:table-row table:style-name="ro2">
          <table:table-cell table:style-name="ce3" office:value-type="string">
            <text:p>Expenses</text:p>
          </table:table-cell>
          <table:table-cell table:style-name="ce3"/>
          <table:table-cell table:formula="of:=Budget" office:value-type="float" office:value="1773.62">
            <text:p>1773,62</text:p>
          </table:table-cell>
          <table:table-cell table:formula="of:=Budget" office:value-type="currency" office:currency="EUR" office:value="1247.75">
            <text:p>1 247,75 €</text:p>
          </table:table-cell>
          <table:table-cell table:formula="of:=Budget" office:value-type="currency" office:currency="EUR" office:value="1299.97">
            <text:p>1 299,97 €</text:p>
          </table:table-cell>
          <table:table-cell table:formula="of:=Budget" office:value-type="currency" office:currency="EUR" office:value="1602.38">
            <text:p>1 602,38 €</text:p>
          </table:table-cell>
          <table:table-cell table:formula="of:=Budget" office:value-type="currency" office:currency="EUR" office:value="8511.25">
            <text:p>8 511,25 €</text:p>
          </table:table-cell>
        </table:table-row>
        <table:table-row table:style-name="ro2">
          <table:table-cell/>
          <table:table-cell office:value-type="string">
            <text:p>Room</text:p>
          </table:table-cell>
          <table:table-cell table:formula="of:=Budget" office:value-type="float" office:value="0">
            <text:p>0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2258.05">
            <text:p>2 258,05 €</text:p>
          </table:table-cell>
        </table:table-row>
        <table:table-row table:style-name="ro2">
          <table:table-cell/>
          <table:table-cell office:value-type="string">
            <text:p>Security</text:p>
          </table:table-cell>
          <table:table-cell table:formula="of:=Budget" office:value-type="float" office:value="0">
            <text:p>0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230.23">
            <text:p>230,23 €</text:p>
          </table:table-cell>
        </table:table-row>
        <table:table-row table:style-name="ro2">
          <table:table-cell/>
          <table:table-cell office:value-type="string">
            <text:p>Breaks, lunch</text:p>
          </table:table-cell>
          <table:table-cell table:formula="of:=Budget" office:value-type="float" office:value="309.11">
            <text:p>309,11</text:p>
          </table:table-cell>
          <table:table-cell table:formula="of:=Budget" office:value-type="currency" office:currency="EUR" office:value="543.75">
            <text:p>543,75 €</text:p>
          </table:table-cell>
          <table:table-cell table:formula="of:=Budget" office:value-type="currency" office:currency="EUR" office:value="248.35">
            <text:p>248,35 €</text:p>
          </table:table-cell>
          <table:table-cell table:formula="of:=Budget" office:value-type="currency" office:currency="EUR" office:value="295.44">
            <text:p>295,44 €</text:p>
          </table:table-cell>
          <table:table-cell table:formula="of:=Budget" office:value-type="currency" office:currency="EUR" office:value="3380.38">
            <text:p>3 380,38 €</text:p>
          </table:table-cell>
        </table:table-row>
        <table:table-row table:style-name="ro2">
          <table:table-cell/>
          <table:table-cell office:value-type="string">
            <text:p>Communication</text:p>
          </table:table-cell>
          <table:table-cell table:formula="of:=Budget" office:value-type="float" office:value="151.71">
            <text:p>151,71</text:p>
          </table:table-cell>
          <table:table-cell table:formula="of:=Budget" office:value-type="currency" office:currency="EUR" office:value="172.9">
            <text:p>172,90 €</text:p>
          </table:table-cell>
          <table:table-cell table:formula="of:=Budget" office:value-type="currency" office:currency="EUR" office:value="135.23">
            <text:p>135,23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305.4">
            <text:p>305,40 €</text:p>
          </table:table-cell>
        </table:table-row>
        <table:table-row table:style-name="ro2">
          <table:table-cell/>
          <table:table-cell office:value-type="string">
            <text:p>T-shirts</text:p>
          </table:table-cell>
          <table:table-cell table:formula="of:=Budget" office:value-type="float" office:value="552.8">
            <text:p>552,8</text:p>
          </table:table-cell>
          <table:table-cell table:formula="of:=Budget" office:value-type="currency" office:currency="EUR" office:value="531.1">
            <text:p>531,10 €</text:p>
          </table:table-cell>
          <table:table-cell table:formula="of:=Budget" office:value-type="currency" office:currency="EUR" office:value="567.26">
            <text:p>567,26 €</text:p>
          </table:table-cell>
          <table:table-cell table:formula="of:=Budget" office:value-type="currency" office:currency="EUR" office:value="496.94">
            <text:p>496,94 €</text:p>
          </table:table-cell>
          <table:table-cell table:formula="of:=Budget" office:value-type="currency" office:currency="EUR" office:value="952.94">
            <text:p>952,94 €</text:p>
          </table:table-cell>
        </table:table-row>
        <table:table-row table:style-name="ro2">
          <table:table-cell/>
          <table:table-cell office:value-type="string">
            <text:p>Other expenses</text:p>
          </table:table-cell>
          <table:table-cell table:formula="of:=Budget" office:value-type="float" office:value="760">
            <text:p>760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349.13">
            <text:p>349,13 €</text:p>
          </table:table-cell>
          <table:table-cell table:formula="of:=Budget" office:value-type="currency" office:currency="EUR" office:value="810">
            <text:p>810,00 €</text:p>
          </table:table-cell>
          <table:table-cell table:formula="of:=Budget" office:value-type="currency" office:currency="EUR" office:value="1384.25">
            <text:p>1 384,25 €</text:p>
          </table:table-cell>
        </table:table-row>
        <table:table-row table:style-name="ro2">
          <table:table-cell table:style-name="ce3" office:value-type="string">
            <text:p>Incomes</text:p>
          </table:table-cell>
          <table:table-cell table:style-name="ce3"/>
          <table:table-cell table:formula="of:=Budget" office:value-type="currency" office:currency="EUR" office:value="4268">
            <text:p>4 268,00 €</text:p>
          </table:table-cell>
          <table:table-cell table:formula="of:=Budget" office:value-type="currency" office:currency="EUR" office:value="2065">
            <text:p>2 065,00 €</text:p>
          </table:table-cell>
          <table:table-cell table:formula="of:=Budget" office:value-type="currency" office:currency="EUR" office:value="2136">
            <text:p>2 136,00 €</text:p>
          </table:table-cell>
          <table:table-cell table:formula="of:=Budget" office:value-type="currency" office:currency="EUR" office:value="2891">
            <text:p>2 891,00 €</text:p>
          </table:table-cell>
          <table:table-cell table:formula="of:=Budget" office:value-type="currency" office:currency="EUR" office:value="8215">
            <text:p>8 215,00 €</text:p>
          </table:table-cell>
        </table:table-row>
        <table:table-row table:style-name="ro2">
          <table:table-cell/>
          <table:table-cell office:value-type="string">
            <text:p>Sponsorship</text:p>
          </table:table-cell>
          <table:table-cell table:formula="of:=Budget" office:value-type="float" office:value="3451">
            <text:p>3451</text:p>
          </table:table-cell>
          <table:table-cell table:formula="of:=Budget" office:value-type="currency" office:currency="EUR" office:value="1450">
            <text:p>1 450,00 €</text:p>
          </table:table-cell>
          <table:table-cell table:formula="of:=Budget" office:value-type="currency" office:currency="EUR" office:value="1150">
            <text:p>1 150,00 €</text:p>
          </table:table-cell>
          <table:table-cell table:formula="of:=Budget" office:value-type="currency" office:currency="EUR" office:value="500">
            <text:p>500,00 €</text:p>
          </table:table-cell>
          <table:table-cell table:formula="of:=Budget" office:value-type="currency" office:currency="EUR" office:value="4100">
            <text:p>4 100,00 €</text:p>
          </table:table-cell>
        </table:table-row>
        <table:table-row table:style-name="ro2">
          <table:table-cell/>
          <table:table-cell office:value-type="string">
            <text:p>Tickets</text:p>
          </table:table-cell>
          <table:table-cell table:formula="of:=Budget" office:value-type="float" office:value="0">
            <text:p>0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1590">
            <text:p>1 590,00 €</text:p>
          </table:table-cell>
          <table:table-cell table:formula="of:=Budget" office:value-type="currency" office:currency="EUR" office:value="2010">
            <text:p>2 010,00 €</text:p>
          </table:table-cell>
        </table:table-row>
        <table:table-row table:style-name="ro2">
          <table:table-cell/>
          <table:table-cell office:value-type="string">
            <text:p>Sales (T-shirts)</text:p>
          </table:table-cell>
          <table:table-cell table:formula="of:=Budget" office:value-type="float" office:value="817">
            <text:p>817</text:p>
          </table:table-cell>
          <table:table-cell table:formula="of:=Budget" office:value-type="currency" office:currency="EUR" office:value="480">
            <text:p>480,00 €</text:p>
          </table:table-cell>
          <table:table-cell table:formula="of:=Budget" office:value-type="currency" office:currency="EUR" office:value="615">
            <text:p>615,00 €</text:p>
          </table:table-cell>
          <table:table-cell table:formula="of:=Budget" office:value-type="currency" office:currency="EUR" office:value="801">
            <text:p>801,00 €</text:p>
          </table:table-cell>
          <table:table-cell table:formula="of:=Budget" office:value-type="currency" office:currency="EUR" office:value="0">
            <text:p>0,00 €</text:p>
          </table:table-cell>
        </table:table-row>
        <table:table-row table:style-name="ro2">
          <table:table-cell/>
          <table:table-cell office:value-type="string">
            <text:p>Aunction</text:p>
          </table:table-cell>
          <table:table-cell table:formula="of:=Budget" office:value-type="float" office:value="0">
            <text:p>0</text:p>
          </table:table-cell>
          <table:table-cell table:formula="of:=Budget" office:value-type="currency" office:currency="EUR" office:value="75">
            <text:p>75,00 €</text:p>
          </table:table-cell>
          <table:table-cell table:formula="of:=Budget" office:value-type="currency" office:currency="EUR" office:value="371">
            <text:p>371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2015">
            <text:p>2 015,00 €</text:p>
          </table:table-cell>
        </table:table-row>
        <table:table-row table:style-name="ro2">
          <table:table-cell/>
          <table:table-cell office:value-type="string">
            <text:p>Gifts</text:p>
          </table:table-cell>
          <table:table-cell table:formula="of:=Budget" office:value-type="float" office:value="0">
            <text:p>0</text:p>
          </table:table-cell>
          <table:table-cell table:formula="of:=Budget" office:value-type="currency" office:currency="EUR" office:value="60">
            <text:p>60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0">
            <text:p>0,00 €</text:p>
          </table:table-cell>
          <table:table-cell table:formula="of:=Budget" office:value-type="currency" office:currency="EUR" office:value="90">
            <text:p>90,00 €</text:p>
          </table:table-cell>
        </table:table-row>
        <table:table-row table:style-name="ro2">
          <table:table-cell table:style-name="ce3" office:value-type="string">
            <text:p>Balance</text:p>
          </table:table-cell>
          <table:table-cell table:style-name="ce3"/>
          <table:table-cell table:formula="of:=Budget" office:value-type="currency" office:currency="EUR" office:value="2494.38">
            <text:p>2 494,38 €</text:p>
          </table:table-cell>
          <table:table-cell table:formula="of:=Budget" office:value-type="currency" office:currency="EUR" office:value="817.25">
            <text:p>817,25 €</text:p>
          </table:table-cell>
          <table:table-cell table:formula="of:=Budget" office:value-type="currency" office:currency="EUR" office:value="836.03">
            <text:p>836,03 €</text:p>
          </table:table-cell>
          <table:table-cell table:formula="of:=Budget" office:value-type="currency" office:currency="EUR" office:value="1288.62">
            <text:p>1 288,62 €</text:p>
          </table:table-cell>
          <table:table-cell table:formula="of:=Budget" office:value-type="currency" office:currency="EUR" office:value="-296.25">
            <text:p>-296,25 €</text:p>
          </table:table-cell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FPW2008</text:p>
          </table:table-cell>
          <table:table-cell office:value-type="string">
            <text:p>Sales of T-shirts include the aunction</text:p>
          </table:table-cell>
        </table:table-row>
        <table:table-row table:style-name="ro2">
          <table:table-cell office:value-type="string">
            <text:p>FPW2011</text:p>
          </table:table-cell>
          <table:table-cell office:value-type="string">
            <text:p>Sales of T-shirts include some books sold « Perl Moderne », whose acquisition price is not in the expenses of the conférence</text:p>
          </table:table-cell>
        </table:table-row>
      </table:table>
      <table:named-expressions>
        <table:named-range table:name="Budget" table:base-cell-address="$French.$C$1" table:cell-range-address="$French.$C$1:.$G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30/09/2011</text:date>, <text:time>22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4T15:58:05</meta:creation-date>
    <dc:date>2011-09-30T22:39:57</dc:date>
    <meta:editing-duration>PT4H31M20S</meta:editing-duration>
    <meta:editing-cycles>21</meta:editing-cycles>
    <meta:generator>LibreOffice/3.3$Unix LibreOffice_project/330m19$Build-301</meta:generator>
    <meta:document-statistic meta:table-count="5" meta:cell-count="329" meta:object-count="0"/>
  </office:meta>
</office:document-meta>
</file>